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3212*"/>
    </style:style>
    <style:style style:name="Tabla1.B" style:family="table-column">
      <style:table-column-properties style:column-width="5.639cm" style:rel-column-width="3197*"/>
    </style:style>
    <style:style style:name="Tabla1.C" style:family="table-column">
      <style:table-column-properties style:column-width="5.696cm" style:rel-column-width="3229*"/>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701cm" style:rel-column-width="3232*"/>
    </style:style>
    <style:style style:name="Tabla2.B" style:family="table-column">
      <style:table-column-properties style:column-width="11.299cm" style:rel-column-width="6406*"/>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tyle="normal" style:text-underline-style="none" fo:font-weight="normal" officeooo:rsid="00201837" officeooo:paragraph-rsid="0027c868" style:font-style-asian="normal" style:font-weight-asian="normal" style:font-style-complex="normal" style:font-weight-complex="normal"/>
    </style:style>
    <style:style style:name="P2" style:family="paragraph" style:parent-style-name="Text_20_body">
      <style:paragraph-properties fo:text-align="justify" style:justify-single-word="false"/>
      <style:text-properties fo:font-style="normal" style:text-underline-style="none" fo:font-weight="normal" officeooo:rsid="00201837" officeooo:paragraph-rsid="0028c4bd" style:font-style-asian="normal" style:font-weight-asian="normal" style:font-style-complex="normal" style:font-weight-complex="normal"/>
    </style:style>
    <style:style style:name="P3" style:family="paragraph" style:parent-style-name="Text_20_body">
      <style:paragraph-properties fo:text-align="justify" style:justify-single-word="false"/>
      <style:text-properties fo:font-style="normal" style:text-underline-style="none" fo:font-weight="normal" officeooo:rsid="0025979e" officeooo:paragraph-rsid="0025979e"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fo:font-style="normal" style:text-underline-style="none" fo:font-weight="normal" officeooo:rsid="0027c868" officeooo:paragraph-rsid="0027c868"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style:text-underline-style="none" fo:font-weight="normal" officeooo:rsid="0029d3c2" officeooo:paragraph-rsid="0029d3c2"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style="normal" style:text-underline-style="none" fo:font-weight="normal" officeooo:rsid="0029d3c2" officeooo:paragraph-rsid="002c1576" style:font-style-asian="normal" style:font-weight-asian="normal" style:font-style-complex="normal" style:font-weight-complex="normal"/>
    </style:style>
    <style:style style:name="P7" style:family="paragraph" style:parent-style-name="Standard" style:list-style-name="L1">
      <style:paragraph-properties fo:text-align="justify" style:justify-single-word="false"/>
      <style:text-properties fo:font-style="normal" style:text-underline-style="none" fo:font-weight="normal" officeooo:rsid="0025979e" officeooo:paragraph-rsid="0027c868"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none" fo:font-weight="normal" officeooo:rsid="00327d4e" officeooo:paragraph-rsid="0032f927" style:font-style-asian="normal" style:font-weight-asian="normal" style:font-style-complex="normal" style:font-weight-complex="normal"/>
    </style:style>
    <style:style style:name="P9" style:family="paragraph" style:parent-style-name="Text_20_body" style:list-style-name="L1"/>
    <style:style style:name="P10" style:family="paragraph" style:parent-style-name="Text_20_body" style:list-style-name="L2">
      <style:paragraph-properties fo:text-align="justify" style:justify-single-word="false"/>
      <style:text-properties fo:font-style="normal" style:text-underline-style="none" fo:font-weight="normal" officeooo:rsid="0025979e" officeooo:paragraph-rsid="0025979e" style:font-style-asian="normal" style:font-weight-asian="normal" style:font-style-complex="normal" style:font-weight-complex="normal"/>
    </style:style>
    <style:style style:name="P11" style:family="paragraph" style:parent-style-name="Text_20_body" style:list-style-name="L2">
      <style:paragraph-properties fo:text-align="justify" style:justify-single-word="false"/>
      <style:text-properties fo:font-style="normal" style:text-underline-style="none" fo:font-weight="normal" officeooo:rsid="0025979e" officeooo:paragraph-rsid="00261a50" style:font-style-asian="normal" style:font-weight-asian="normal" style:font-style-complex="normal" style:font-weight-complex="normal"/>
    </style:style>
    <style:style style:name="P12" style:family="paragraph" style:parent-style-name="Text_20_body" style:list-style-name="L2">
      <style:paragraph-properties fo:line-height="100%" fo:text-align="justify" style:justify-single-word="false"/>
      <style:text-properties fo:font-style="normal" style:text-underline-style="none" fo:font-weight="normal" officeooo:rsid="0025979e" officeooo:paragraph-rsid="0025979e" style:font-style-asian="normal" style:font-weight-asian="normal" style:font-style-complex="normal" style:font-weight-complex="normal"/>
    </style:style>
    <style:style style:name="P13" style:family="paragraph" style:parent-style-name="Text_20_body" style:list-style-name="L2">
      <style:paragraph-properties fo:text-align="justify" style:justify-single-word="false"/>
      <style:text-properties fo:font-style="normal" style:text-underline-style="none" fo:font-weight="normal" officeooo:rsid="00261a50" officeooo:paragraph-rsid="00261a50" style:font-style-asian="normal" style:font-weight-asian="normal" style:font-style-complex="normal" style:font-weight-complex="normal"/>
    </style:style>
    <style:style style:name="P14" style:family="paragraph" style:parent-style-name="Text_20_body" style:list-style-name="L3">
      <style:paragraph-properties fo:text-align="justify" style:justify-single-word="false"/>
      <style:text-properties fo:font-style="normal" style:text-underline-style="none" fo:font-weight="normal" officeooo:rsid="0027c868" officeooo:paragraph-rsid="0027c868" style:font-style-asian="normal" style:font-weight-asian="normal" style:font-style-complex="normal" style:font-weight-complex="normal"/>
    </style:style>
    <style:style style:name="P15" style:family="paragraph" style:parent-style-name="Text_20_body" style:list-style-name="L3">
      <style:paragraph-properties fo:text-align="justify" style:justify-single-word="false"/>
      <style:text-properties fo:font-style="normal" style:text-underline-style="none" fo:font-weight="normal" officeooo:rsid="0028c4bd" officeooo:paragraph-rsid="0028c4bd" style:font-style-asian="normal" style:font-weight-asian="normal" style:font-style-complex="normal" style:font-weight-complex="normal"/>
    </style:style>
    <style:style style:name="P16" style:family="paragraph" style:parent-style-name="Text_20_body" style:list-style-name="L3">
      <style:paragraph-properties fo:text-align="justify" style:justify-single-word="false"/>
      <style:text-properties fo:font-style="normal" style:text-underline-style="none" fo:font-weight="normal" officeooo:rsid="00201837" officeooo:paragraph-rsid="0029d3c2" style:font-style-asian="normal" style:font-weight-asian="normal" style:font-style-complex="normal" style:font-weight-complex="normal"/>
    </style:style>
    <style:style style:name="P17" style:family="paragraph" style:parent-style-name="Text_20_body" style:list-style-name="L3">
      <style:paragraph-properties fo:text-align="justify" style:justify-single-word="false"/>
      <style:text-properties fo:font-style="normal" style:text-underline-style="none" fo:font-weight="normal" officeooo:rsid="00201837" officeooo:paragraph-rsid="00327d4e" style:font-style-asian="normal" style:font-weight-asian="normal" style:font-style-complex="normal" style:font-weight-complex="normal"/>
    </style:style>
    <style:style style:name="P18" style:family="paragraph" style:parent-style-name="Text_20_body" style:list-style-name="L3">
      <style:paragraph-properties fo:text-align="justify" style:justify-single-word="false"/>
      <style:text-properties fo:font-style="normal" style:text-underline-style="none" fo:font-weight="normal" officeooo:rsid="0029d3c2" officeooo:paragraph-rsid="0029d3c2"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style="normal" style:text-underline-style="none" fo:font-weight="normal" officeooo:rsid="0029d3c2" officeooo:paragraph-rsid="002c1576"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style="normal" style:text-underline-style="none" fo:font-weight="normal" officeooo:rsid="002c1576" officeooo:paragraph-rsid="002c1576"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font-style="normal" style:text-underline-style="none" fo:font-weight="normal" officeooo:rsid="00308409" officeooo:paragraph-rsid="00308409" style:font-style-asian="normal" style:font-weight-asian="normal" style:font-style-complex="normal" style:font-weight-complex="normal"/>
    </style:style>
    <style:style style:name="P22" style:family="paragraph" style:parent-style-name="Text_20_body" style:list-style-name="L4">
      <style:paragraph-properties fo:text-align="justify" style:justify-single-word="false"/>
      <style:text-properties fo:font-style="normal" style:text-underline-style="none" fo:font-weight="normal" officeooo:rsid="00308409" officeooo:paragraph-rsid="00308409" style:font-style-asian="normal" style:font-weight-asian="normal" style:font-style-complex="normal" style:font-weight-complex="normal"/>
    </style:style>
    <style:style style:name="P23" style:family="paragraph" style:parent-style-name="Text_20_body" style:list-style-name="L4">
      <style:paragraph-properties fo:text-align="justify" style:justify-single-word="false"/>
      <style:text-properties fo:font-style="normal" style:text-underline-style="none" fo:font-weight="normal" officeooo:rsid="00327d4e" officeooo:paragraph-rsid="00327d4e"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font-style="normal" style:text-underline-style="none" fo:font-weight="normal" officeooo:rsid="00327d4e" officeooo:paragraph-rsid="00327d4e" style:font-style-asian="normal" style:font-weight-asian="normal" style:font-style-complex="normal" style:font-weight-complex="normal"/>
    </style:style>
    <style:style style:name="P25" style:family="paragraph" style:parent-style-name="Text_20_body" style:list-style-name="L3">
      <style:paragraph-properties fo:text-align="justify" style:justify-single-word="false"/>
      <style:text-properties fo:font-style="normal" style:text-underline-style="none" fo:font-weight="normal" officeooo:rsid="00327d4e" officeooo:paragraph-rsid="00327d4e" style:font-style-asian="normal" style:font-weight-asian="normal" style:font-style-complex="normal" style:font-weight-complex="normal"/>
    </style:style>
    <style:style style:name="P26" style:family="paragraph" style:parent-style-name="Text_20_body" style:list-style-name="L5">
      <style:paragraph-properties fo:text-align="justify" style:justify-single-word="false"/>
      <style:text-properties fo:font-style="normal" style:text-underline-style="none" fo:font-weight="normal" officeooo:rsid="00327d4e" officeooo:paragraph-rsid="00327d4e" style:font-style-asian="normal" style:font-weight-asian="normal" style:font-style-complex="normal" style:font-weight-complex="normal"/>
    </style:style>
    <style:style style:name="P27" style:family="paragraph" style:parent-style-name="Text_20_body" style:list-style-name="L3">
      <style:paragraph-properties fo:margin-top="0cm" fo:margin-bottom="0.046cm" loext:contextual-spacing="false" fo:text-align="justify" style:justify-single-word="false" fo:padding-left="0cm" fo:padding-right="0cm" fo:padding-top="0cm" fo:padding-bottom="0.074cm" fo:border-left="none" fo:border-right="none" fo:border-top="none" fo:border-bottom="0.06pt solid #000000" style:join-border="false"/>
      <style:text-properties fo:font-style="normal" style:text-underline-style="none" fo:font-weight="normal" officeooo:rsid="0028c4bd" officeooo:paragraph-rsid="0028c4bd" style:font-style-asian="normal" style:font-weight-asian="normal" style:font-style-complex="normal" style:font-weight-complex="normal"/>
    </style:style>
    <style:style style:name="P28" style:family="paragraph" style:parent-style-name="Text_20_body" style:list-style-name="L3">
      <style:paragraph-properties fo:text-align="justify" style:justify-single-word="false" fo:padding-left="0cm" fo:padding-right="0cm" fo:padding-top="0cm" fo:padding-bottom="0.074cm" fo:border-left="none" fo:border-right="none" fo:border-top="none" fo:border-bottom="0.06pt solid #000000" style:join-border="false"/>
      <style:text-properties fo:font-style="normal" style:text-underline-style="none" fo:font-weight="normal" officeooo:rsid="0028c4bd" officeooo:paragraph-rsid="0028c4bd" style:font-style-asian="normal" style:font-weight-asian="normal" style:font-style-complex="normal" style:font-weight-complex="normal"/>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rsid="00308409" officeooo:paragraph-rsid="00308409"/>
    </style:style>
    <style:style style:name="T1" style:family="text">
      <style:text-properties officeooo:rsid="00204c02"/>
    </style:style>
    <style:style style:name="T2" style:family="text">
      <style:text-properties officeooo:rsid="0025979e"/>
    </style:style>
    <style:style style:name="T3" style:family="text">
      <style:text-properties officeooo:rsid="00261a50"/>
    </style:style>
    <style:style style:name="T4" style:family="text">
      <style:text-properties officeooo:rsid="0027c868"/>
    </style:style>
    <style:style style:name="T5" style:family="text">
      <style:text-properties officeooo:rsid="0028c4bd"/>
    </style:style>
    <style:style style:name="T6" style:family="text">
      <style:text-properties officeooo:rsid="0029d3c2"/>
    </style:style>
    <style:style style:name="T7" style:family="text">
      <style:text-properties officeooo:rsid="002c15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ma 5: JAVASCRIPT</text:p>
      <text:p text:style-name="Text_20_body"/>
      <text:p text:style-name="Text_20_body">5.1 Qué es Javascript</text:p>
      <text:p text:style-name="Text_20_body"/>
      <text:p text:style-name="Text_20_body">Es un lenguaje de script que suele embeberse en código HTML. Es un lenguaje interpretado que interactúa con código HTML.</text:p>
      <text:p text:style-name="Text_20_body"/>
      <text:p text:style-name="Text_20_body">5.<text:span text:style-name="T1">2 Características</text:span></text:p>
      <text:list xml:id="list3769563128" text:style-name="L1">
        <text:list-item>
          <text:p text:style-name="P9"><text:s/><text:span text:style-name="T1">Es un lenguaje orientado <text:s/>a eventos: Significa que según una determinada condición, se puede ejecutar un fragmento de código especifico.</text:span></text:p>
        </text:list-item>
      </text:list>
      <text:p text:style-name="Text_20_body"/>
      <text:p text:style-name="Text_20_body"><text:line-break/><text:span text:style-name="T1">Do{</text:span></text:p>
      <text:p text:style-name="Text_20_body">scanf(“%d”,&amp;opcion);<text:span text:style-name="T2">Her</text:span></text:p>
      <text:p text:style-name="Text_20_body">switch(opcion)</text:p>
      <text:p text:style-name="Text_20_body">{</text:p>
      <text:p text:style-name="Text_20_body">case 1: ssssss</text:p>
      <text:p text:style-name="Text_20_body"><text:tab/>break;</text:p>
      <text:p text:style-name="Text_20_body">case 2: ssssss</text:p>
      <text:p text:style-name="Text_20_body"><text:tab/>break;</text:p>
      <text:p text:style-name="Text_20_body">case 3: ssssss</text:p>
      <text:p text:style-name="Text_20_body"><text:tab/>break;</text:p>
      <text:p text:style-name="Text_20_body">case 4: ssssss</text:p>
      <text:p text:style-name="Text_20_body"><text:tab/>break;</text:p>
      <text:p text:style-name="Text_20_body"><text:tab/>}</text:p>
      <text:p text:style-name="Text_20_body">}</text:p>
      <text:p text:style-name="Text_20_body"/>
      <text:p text:style-name="Text_20_body">Onclick:”hola”, OnMouseover=”aaaa”</text:p>
      <text:p text:style-name="Text_20_body"/>
      <text:list xml:id="list113108083490473" text:continue-numbering="true" text:style-name="L1">
        <text:list-item>
          <text:p text:style-name="P9"><text:s/><text:span text:style-name="T1">Es puede leer y escribir sobre elementos HTML.</text:span></text:p>
        </text:list-item>
        <text:list-item>
          <text:p text:style-name="P9"><text:soft-page-break/>Se puede usar como validador de datos: Antes de enviar los datos de un formulario al servidor se pueden procesar los datos existentes en HTML: contraseñas, datos <text:s/>de dirección, teléfono,etc.</text:p>
        </text:list-item>
        <text:list-item>
          <text:p text:style-name="P9">Herramientas de programación: <text:span text:style-name="T2">Contienen elementos propios de lenguaje de programación: bucles, alternativas, variables, funciones, etc.</text:span></text:p>
          <text:p text:style-name="P7"/>
        </text:list-item>
      </text:list>
      <text:p text:style-name="P1">5.<text:span text:style-name="T2">3 Como escribir código Javascript en HTML:</text:span></text:p>
      <text:p text:style-name="P3">Para añadir <text:span text:style-name="T3">código</text:span> Javascript en HTML. Hay que tener en cuenta:</text:p>
      <text:list xml:id="list1795652375" text:style-name="L2">
        <text:list-item>
          <text:p text:style-name="P10">Ubicación del <text:span text:style-name="T3">código.</text:span></text:p>
        </text:list-item>
        <text:list-item>
          <text:p text:style-name="P10"><text:span text:style-name="T3">Definición</text:span> del <text:span text:style-name="T3">código.</text:span></text:p>
          <text:p text:style-name="P11">5.3.1 Ubicación del <text:span text:style-name="T3">código</text:span>: Se puede incluir en:</text:p>
        </text:list-item>
        <text:list-item>
          <text:p text:style-name="P12">head: <text:span text:style-name="T3">Opción por defecto de carga de Javascript.</text:span></text:p>
        </text:list-item>
        <text:list-item>
          <text:p text:style-name="P12">body: <text:span text:style-name="T3">Si se escribe em body, es <text:s/>recomendable incluilo al final. Ya que el interprete cargara el scrip al finalizar el interpretado completo del documento <text:s/>existente en el body.</text:span></text:p>
          <text:p text:style-name="P11">5.3.<text:span text:style-name="T3">2</text:span> <text:span text:style-name="T3">Definición del</text:span> <text:span text:style-name="T3">código</text:span>: <text:span text:style-name="T3">El codigo puede estar:</text:span></text:p>
        </text:list-item>
        <text:list-item>
          <text:p text:style-name="P13">Mismos fichero que el documento HTML(in-line)</text:p>
          <text:p text:style-name="P13">&lt;script type="text/javascript"&gt;</text:p>
          <text:p text:style-name="P13"><text:tab/><text:tab/>alert("body: cargando javascript");</text:p>
          <text:p text:style-name="P13">&lt;/script&gt;</text:p>
        </text:list-item>
        <text:list-item>
          <text:p text:style-name="P13">Fichero diferenciado .js codigo javascripr <text:s/>(off-line)</text:p>
          <text:p text:style-name="P13">&lt;script type="text/javascript" src=”fichero”&gt;</text:p>
          <text:p text:style-name="P13"><text:tab/><text:tab/>alert("body: cargando javascript");</text:p>
          <text:p text:style-name="P13">&lt;/script&gt;</text:p>
        </text:list-item>
      </text:list>
      <text:list xml:id="list113108130777065" text:continue-list="list113108083490473" text:style-name="L1">
        <text:list-header>
          <text:p text:style-name="P7"/>
        </text:list-header>
      </text:list>
      <text:p text:style-name="P2">5.<text:span text:style-name="T4">4 Instrucciones</text:span></text:p>
      <text:p text:style-name="P4">Una instrucción es todo aquello que produce un cambio y que tiene una duración finita. Las instrucciones en javascript pueden ser:</text:p>
      <text:p text:style-name="P4">a = a+1;</text:p>
      <text:p text:style-name="P4">a = nada a;</text:p>
      <text:p text:style-name="P4">nop;</text:p>
      <text:list xml:id="list154420472" text:style-name="L3">
        <text:list-item>
          <text:p text:style-name="P14">Simple:</text:p>
          <text:p text:style-name="P14">instrucción;</text:p>
        </text:list-item>
        <text:list-item>
          <text:p text:style-name="P14">Compuesta:</text:p>
          <text:p text:style-name="P14">{</text:p>
          <text:p text:style-name="P14"><text:soft-page-break/>instrucción1;</text:p>
          <text:p text:style-name="P14">instrucción2;</text:p>
          <text:p text:style-name="P14">-----------------</text:p>
          <text:p text:style-name="P14">}</text:p>
        </text:list-item>
        <text:list-item>
          <text:p text:style-name="P14">Las instrucciones compuestas se ejecutan de manera secuencial en orden descendente, hasta que no termina una instrucción, no se proce<text:span text:style-name="T5">de</text:span> a ejecutar la siguiente.</text:p>
        </text:list-item>
        <text:list-item>
          <text:p text:style-name="P15">Tipos de instrucciones de JavaScript:</text:p>
          <text:p text:style-name="P16">5.<text:span text:style-name="T4">4.1 Comentarios</text:span></text:p>
          <text:p text:style-name="P15">Los comentarios indican al intérprete que el código fuente incluido en el comentario no debe ser procesado.</text:p>
        </text:list-item>
        <text:list-item>
          <text:p text:style-name="P15">Hasta el final de linea: Los caracteres existentes desde // hasta el final de linea se interpreta como comentarios:</text:p>
          <text:p text:style-name="P15">// Comentarios</text:p>
        </text:list-item>
        <text:list-item>
          <text:p text:style-name="P15"><text:span text:style-name="T6">múltiple</text:span> linea:</text:p>
          <text:p text:style-name="P15">/*</text:p>
          <text:p text:style-name="P27">→ Inicio del comentarios</text:p>
          <text:p text:style-name="P28">→ final del comentarios</text:p>
          <text:p text:style-name="P15">*/</text:p>
          <text:p text:style-name="P17">5.<text:span text:style-name="T4">4.2 Definición de datos</text:span></text:p>
          <text:p text:style-name="P18">Un dato es un información <text:s/>relevante que se define por:</text:p>
        </text:list-item>
        <text:list-item>
          <text:p text:style-name="P18">Tipo: Tipo de datos del dato</text:p>
        </text:list-item>
        <text:list-item>
          <text:p text:style-name="P18">Identificador:Nombre con el que se define el dato</text:p>
        </text:list-item>
        <text:list-item>
          <text:p text:style-name="P18">Valor:Valor actual de dato</text:p>
        </text:list-item>
      </text:list>
      <text:p text:style-name="P5">Int Numero=23;</text:p>
      <text:p text:style-name="P5">El javascript, los datos se definen:</text:p>
      <text:p text:style-name="P5">var identificador;</text:p>
      <text:p text:style-name="P5">Ej:</text:p>
      <text:p text:style-name="P5">Var numero;</text:p>
      <text:p text:style-name="P5">Numero = “PEPE”;</text:p>
      <text:p text:style-name="P5">numero=34;</text:p>
      <text:p text:style-name="P5"><text:soft-page-break/>Javascript decide el tipo de la variable por inferencia. Si detecta que contiene un valor numérico la considera Number. Si contiene un valor de tipo texto los considera de tipo string. Si contiene un valor true o false la considera boolean.</text:p>
      <text:p text:style-name="P6">Javascript no requiere declaración del tipo de datos e incluso permite que la variable almacene contenidos de distintos tipos en distintos momentos.</text:p>
      <text:p text:style-name="P20">Js es dinamico</text:p>
      <text:p text:style-name="P6"><text:span text:style-name="T7">CS es estico</text:span> </text:p>
      <text:p text:style-name="P6"/>
      <text:p text:style-name="P6"/>
      <text:p text:style-name="P21">Los tipos de datos objeeto(no primitivos)son:</text:p>
      <table:table table:name="Tabla1" table:style-name="Tabla1">
        <table:table-column table:style-name="Tabla1.A"/>
        <table:table-column table:style-name="Tabla1.B"/>
        <table:table-column table:style-name="Tabla1.C"/>
        <table:table-row>
          <table:table-cell table:style-name="Tabla1.A1" office:value-type="string">
            <text:p text:style-name="P30">Nomabre</text:p>
          </table:table-cell>
          <table:table-cell table:style-name="Tabla1.A1" office:value-type="string">
            <text:p text:style-name="P30">Descripción</text:p>
          </table:table-cell>
          <table:table-cell table:style-name="Tabla1.C1" office:value-type="string">
            <text:p text:style-name="P30">Ejemplo</text:p>
          </table:table-cell>
        </table:table-row>
        <table:table-row>
          <table:table-cell table:style-name="Tabla1.A2" office:value-type="string">
            <text:p text:style-name="P30">Date</text:p>
          </table:table-cell>
          <table:table-cell table:style-name="Tabla1.A2" office:value-type="string">
            <text:p text:style-name="P30">Fecha</text:p>
          </table:table-cell>
          <table:table-cell table:style-name="Tabla1.C2"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29"/>
          </table:table-cell>
          <table:table-cell table:style-name="Tabla2.B1" office:value-type="string">
            <text:p text:style-name="P29"/>
          </table:table-cell>
        </table:table-row>
        <table:table-row>
          <table:table-cell table:style-name="Tabla2.A2" office:value-type="string">
            <text:p text:style-name="P29"/>
          </table:table-cell>
          <table:table-cell table:style-name="Tabla2.B2" office:value-type="string">
            <text:p text:style-name="P29"/>
          </table:table-cell>
        </table:table-row>
      </table:table>
      <text:p text:style-name="P21"/>
      <text:p text:style-name="P21">Los identificadores: Los identificadores deberian de estar formador por letras numeros guiones bajo(₎ y simbolos &amp; </text:p>
      <text:p text:style-name="P21">Ademas hay que tener encuenta:</text:p>
      <text:list xml:id="list1374830008" text:style-name="L4">
        <text:list-item>
          <text:p text:style-name="P22">El nombre no puede comenzar por numero obligatoriamente empeza por letras, _ o $</text:p>
        </text:list-item>
        <text:list-item>
          <text:p text:style-name="P22">No puede ser igual a la palabra reservada</text:p>
        </text:list-item>
        <text:list-item>
          <text:p text:style-name="P23">No puede contener Blancos</text:p>
        </text:list-item>
      </text:list>
      <text:p text:style-name="P24"/>
      <text:p text:style-name="P24"/>
      <text:p text:style-name="P24"/>
      <text:list xml:id="list113108511551910" text:continue-list="list154420472" text:style-name="L3">
        <text:list-header>
          <text:p text:style-name="P17">5.<text:span text:style-name="T4">4.3 Operadores</text:span></text:p>
          <text:p text:style-name="P25">Los operadores se clasifican por el tipo de operación que realizan:</text:p>
        </text:list-header>
      </text:list>
      <text:list xml:id="list876835572" text:style-name="L5">
        <text:list-item>
          <text:p text:style-name="P26">operadores Arimetricos</text:p>
        </text:list-item>
      </text:list>
      <text:p text:style-name="P8">https://evelb.es/blog/calculadora-java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8:59:38.621223828</meta:creation-date>
    <dc:date>2018-04-26T11:31:07.375913625</dc:date>
    <meta:editing-duration>PT4H51M34S</meta:editing-duration>
    <meta:editing-cycles>8</meta:editing-cycles>
    <meta:generator>LibreOffice/5.4.0.3$Linux_X86_64 LibreOffice_project/40m0$Build-3</meta:generator>
    <meta:document-statistic meta:table-count="2" meta:image-count="0" meta:object-count="0" meta:page-count="4" meta:paragraph-count="96" meta:word-count="573" meta:character-count="3620" meta:non-whitespace-character-count="3154"/>
  </office:meta>
</office:document-meta>
</file>